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2" style:family="paragraph" style:parent-style-name="Standard">
      <style:text-properties style:font-name="Arial"/>
    </style:style>
    <style:style style:name="P3" style:family="paragraph" style:parent-style-name="Standard">
      <style:paragraph-properties fo:text-align="center" style:justify-single-word="false"/>
      <style:text-properties style:font-name="Arial" fo:font-size="28pt" style:font-size-asian="28pt" style:font-size-complex="28pt"/>
    </style:style>
    <style:style style:name="P4" style:family="paragraph" style:parent-style-name="Text_20_body">
      <style:text-properties style:font-name="Arial"/>
    </style:style>
    <style:style style:name="P5" style:family="paragraph" style:parent-style-name="Text_20_body">
      <style:paragraph-properties fo:margin-top="0.423cm" fo:margin-bottom="0.212cm"/>
    </style:style>
    <style:style style:name="P6" style:family="paragraph" style:parent-style-name="Text_20_body">
      <style:paragraph-properties fo:margin-top="0.423cm" fo:margin-bottom="0.212cm"/>
      <style:text-properties style:font-name="Arial" style:font-name-asian="Microsoft YaHei" style:font-name-complex="Arial1"/>
    </style:style>
    <style:style style:name="P7" style:family="paragraph" style:parent-style-name="Text_20_body" style:list-style-name="L2">
      <style:paragraph-properties fo:margin-top="0.423cm" fo:margin-bottom="0.212cm"/>
    </style:style>
    <style:style style:name="P8" style:family="paragraph" style:parent-style-name="Heading_20_1">
      <style:paragraph-properties fo:break-before="page"/>
    </style:style>
    <style:style style:name="P9" style:family="paragraph" style:parent-style-name="Heading_20_1">
      <style:paragraph-properties fo:break-before="page"/>
      <style:text-properties style:font-name="Arial"/>
    </style:style>
    <style:style style:name="P10" style:family="paragraph" style:parent-style-name="Heading_20_1">
      <style:paragraph-properties fo:margin-top="0.423cm" fo:margin-bottom="0.212cm" fo:break-before="page" fo:keep-with-next="always"/>
    </style:style>
    <style:style style:name="P11" style:family="paragraph" style:parent-style-name="Heading_20_1">
      <style:paragraph-properties fo:margin-top="0.423cm" fo:margin-bottom="0.212cm" fo:break-before="page" fo:keep-with-next="always"/>
      <style:text-properties style:font-name="Arial"/>
    </style:style>
    <style:style style:name="P12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3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14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15" style:family="paragraph" style:parent-style-name="Contents_20_Heading">
      <style:paragraph-properties fo:break-before="page"/>
    </style:style>
    <style:style style:name="P16" style:family="paragraph" style:parent-style-name="Heading_20_2">
      <style:text-properties style:font-name="Arial"/>
    </style:style>
    <style:style style:name="P17" style:family="paragraph" style:parent-style-name="Heading_20_2">
      <style:paragraph-properties fo:margin-top="0.423cm" fo:margin-bottom="0.212cm" fo:keep-with-next="always"/>
    </style:style>
    <style:style style:name="P18" style:family="paragraph" style:parent-style-name="Heading_20_2">
      <style:paragraph-properties fo:margin-top="0.423cm" fo:margin-bottom="0.212cm" fo:keep-with-next="always"/>
      <style:text-properties style:font-name="Arial"/>
    </style:style>
    <style:style style:name="P19" style:family="paragraph" style:parent-style-name="Heading_20_2">
      <style:paragraph-properties fo:margin-top="0.423cm" fo:margin-bottom="0.212cm" fo:keep-with-next="always"/>
      <style:text-properties style:font-name="Arial" style:font-name-asian="Microsoft YaHei" style:font-name-complex="Arial1"/>
    </style:style>
    <style:style style:name="T1" style:family="text">
      <style:text-properties style:font-name="Arial"/>
    </style:style>
    <style:style style:name="T2" style:family="text">
      <style:text-properties style:font-name="Arial" style:font-name-asian="Microsoft YaHei" style:font-name-complex="Arial1"/>
    </style:style>
    <style:style style:name="T3" style:family="text">
      <style:text-properties style:font-name-asian="Microsoft YaHei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>SOFTWARE DESIGN DOCUMENT</text:p>
      <text:p text:style-name="P2"/>
      <text:p text:style-name="P2"/>
      <text:p text:style-name="P2"/>
      <text:p text:style-name="P2"/>
      <text:p text:style-name="P1"><text:span text:style-name="T1">Basé sur unity </text:span><text:a xlink:type="simple" xlink:href="https://connect-prd-cdn.unity.com/20201215/83f3733d-3146-42de-8a69-f461d6662eb1/Game-Design-Document-Template.pdf" text:style-name="Internet_20_link" text:visited-style-name="Visited_20_Internet_20_Link"><text:span text:style-name="T1">GAME DESIGN DOCUMENT (GDD) TEMPLATE</text:span></text:a></text:p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Table des matières1_Head">
            <text:p text:style-name="P15">Table des matières</text:p>
          </text:index-title>
          <text:p text:style-name="P12">INTRODUCTION<text:tab/>3</text:p>
          <text:p text:style-name="P13">Nom<text:tab/>3</text:p>
          <text:p text:style-name="P13">Genre<text:tab/>3</text:p>
          <text:p text:style-name="P13">Éléments ludiques<text:tab/>3</text:p>
          <text:p text:style-name="P13">Joueur<text:tab/>3</text:p>
          <text:p text:style-name="P12">SPECIFICATIONS TECHNIQUES<text:tab/>4</text:p>
          <text:p text:style-name="P13">Forme Technique<text:tab/>4</text:p>
          <text:p text:style-name="P13">Vues<text:tab/>4</text:p>
          <text:p text:style-name="P13">Plate-forme<text:tab/>4</text:p>
          <text:p text:style-name="P13">Langage<text:tab/>4</text:p>
          <text:p text:style-name="P13">Appareil ciblé<text:tab/>4</text:p>
          <text:p text:style-name="P12">GAME PLAY<text:tab/>5</text:p>
          <text:p text:style-name="P13">Aperçu du jeu<text:tab/>5</text:p>
          <text:p text:style-name="P13">Caractéristiques clés<text:tab/>5</text:p>
          <text:p text:style-name="P12">DESIGN DOCUMENT<text:tab/>6</text:p>
          <text:p text:style-name="P13">Design Guidelines<text:tab/>6</text:p>
          <text:p text:style-name="P13">Game Design Definitions<text:tab/>6</text:p>
          <text:p text:style-name="P13">Game Flowchart<text:tab/>6</text:p>
          <text:p text:style-name="P13">Player Definition<text:tab/>6</text:p>
          <text:p text:style-name="P14">Player Definitions<text:tab/>6</text:p>
          <text:p text:style-name="P14">Player Properties<text:tab/>6</text:p>
          <text:p text:style-name="P14">Player Rewards (power-ups &amp; pick-ups)<text:tab/>6</text:p>
          <text:p text:style-name="P14">Player Rewards<text:tab/>6</text:p>
          <text:p text:style-name="P13">User Interface (UI)<text:tab/>6</text:p>
        </text:index-body>
      </text:table-of-content>
      <text:p text:style-name="Standard"/>
      <text:h text:style-name="P8" text:outline-level="1">INTRODUCTION</text:h>
      <text:h text:style-name="Heading_20_2" text:outline-level="2">Nom</text:h>
      <text:p text:style-name="Text_20_body"><text:span text:style-name="T1">Solar Discovery</text:span></text:p>
      <text:h text:style-name="P16" text:outline-level="2">Genre</text:h>
      <text:p text:style-name="Text_20_body"><text:span text:style-name="T1">Exploration spatial</text:span></text:p>
      <text:h text:style-name="P18" text:outline-level="2"><text:span text:style-name="T3">Éléments</text:span> ludiques</text:h>
      <text:p text:style-name="P4">Pilotage d'aéronef (exploration du système)</text:p>
      <text:p text:style-name="P4">Exploration au sol (exploration des planètes)</text:p>
      <text:h text:style-name="P19" text:outline-level="2">Joueur</text:h>
      <text:p text:style-name="P4">Mono joueur</text:p>
      <text:h text:style-name="P9" text:outline-level="1">SPECIFICATIONS TECHNIQUES</text:h>
      <text:h text:style-name="P18" text:outline-level="2">Forme <text:span text:style-name="T3">Technique</text:span></text:h>
      <text:p text:style-name="P4">unity avec scène 3D</text:p>
      <text:p text:style-name="P4">Assets de unity asset store (free)</text:p>
      <text:h text:style-name="P17" text:outline-level="2"><text:span text:style-name="T2">Vues</text:span></text:h>
      <text:p text:style-name="P5"><text:span text:style-name="T2">Vue de la ceinture de OORT le disque planétaire (avec marqueur pour chaque objet) avec zoom</text:span></text:p>
      <text:p text:style-name="P5"><text:span text:style-name="T2">Vue du cockpit pour l'exploration spatiale (avec marqueur)</text:span></text:p>
      <text:p text:style-name="P5"><text:span text:style-name="T2">Vue 1er ou 3eme personne pour exploration planétaire</text:span></text:p>
      <text:h text:style-name="P19" text:outline-level="2">Plate-forme</text:h>
      <text:p text:style-name="P5"><text:span text:style-name="T2">PC</text:span></text:p>
      <text:h text:style-name="P19" text:outline-level="2">Langage</text:h>
      <text:p text:style-name="P5"><text:span text:style-name="T2">C#</text:span></text:p>
      <text:h text:style-name="P19" text:outline-level="2">Appareil ciblé</text:h>
      <text:p text:style-name="P5"><text:span text:style-name="T2">PC</text:span></text:p>
      <text:h text:style-name="P11" text:outline-level="1"><text:span text:style-name="T3">GAME PLAY</text:span></text:h>
      <text:p text:style-name="P5"><text:span text:style-name="T2">Mettre en perspective les distances et les tailles des objets du systèmes solaire.</text:span></text:p>
      <text:p text:style-name="P5"><text:span text:style-name="T2">Modéliser des scènes réalistes pour les planètes rocheuses</text:span></text:p>
      <text:h text:style-name="Heading_20_2" text:outline-level="2"><text:span text:style-name="T2">Aperçu du jeu</text:span></text:h>
      <text:p text:style-name="P5"><text:span text:style-name="T2">Il est constitué :</text:span></text:p>
      <text:list xml:id="list5448290323445395267" text:style-name="L2">
        <text:list-item>
          <text:p text:style-name="P7"><text:span text:style-name="T2">Options (pour faciliter la navigation saut avec navette, son, temps, distances)</text:span></text:p>
        </text:list-item>
        <text:list-item>
          <text:p text:style-name="P7"><text:span text:style-name="T2">Contrôles : clavier, souris</text:span></text:p>
        </text:list-item>
        <text:list-item>
          <text:p text:style-name="P7"><text:span text:style-name="T2">Fin (notion de victoire impossible)</text:span></text:p>
        </text:list-item>
        <text:list-item>
          <text:p text:style-name="P7"><text:span text:style-name="T2">Limites OORT pour l'espace et murs invisibles pour les planètes</text:span></text:p>
        </text:list-item>
      </text:list>
      <text:h text:style-name="Heading_20_2" text:outline-level="2"><text:span text:style-name="T2">Caractéristiques clés</text:span></text:h>
      <text:p text:style-name="P6">Quizz sur chacune des planètes</text:p>
      <text:p text:style-name="P6">Easter eggs ???</text:p>
      <text:h text:style-name="P10" text:outline-level="1"><text:span text:style-name="T2">DESIGN DOCUMENT</text:span></text:h>
      <text:p text:style-name="P5"><text:span text:style-name="T2">Blabla</text:span></text:p>
      <text:h text:style-name="Heading_20_2" text:outline-level="2"><text:span text:style-name="T2">Design Guidelines</text:span></text:h>
      <text:p text:style-name="P5"><text:span text:style-name="T2">Blabla</text:span></text:p>
      <text:h text:style-name="Heading_20_2" text:outline-level="2"><text:span text:style-name="T2">Game Design Definitions</text:span></text:h>
      <text:p text:style-name="P5"><text:span text:style-name="T2">Blabla</text:span></text:p>
      <text:h text:style-name="Heading_20_2" text:outline-level="2"><text:span text:style-name="T2">Game Flowchart</text:span></text:h>
      <text:p text:style-name="P5"><text:span text:style-name="T2">Blabla</text:span></text:p>
      <text:h text:style-name="P17" text:outline-level="2"><text:span text:style-name="T2">Player Definition</text:span></text:h>
      <text:p text:style-name="P5"><text:span text:style-name="T2">Blabla</text:span></text:p>
      <text:h text:style-name="Heading_20_3" text:outline-level="3"><text:span text:style-name="T2">Player Definitions</text:span></text:h>
      <text:p text:style-name="P5"><text:span text:style-name="T2">Blabla</text:span></text:p>
      <text:h text:style-name="Heading_20_3" text:outline-level="3"><text:span text:style-name="T2">Player Properties</text:span></text:h>
      <text:p text:style-name="P5"><text:span text:style-name="T2">Blabla</text:span></text:p>
      <text:h text:style-name="Heading_20_3" text:outline-level="3"><text:span text:style-name="T2">Player Rewards (power-ups &amp; pick-ups)</text:span></text:h>
      <text:p text:style-name="P5"><text:span text:style-name="T2">Blabla</text:span></text:p>
      <text:h text:style-name="Heading_20_3" text:outline-level="3"><text:span text:style-name="T2">Player Rewards</text:span></text:h>
      <text:p text:style-name="P5"><text:span text:style-name="T2">Blabla</text:span></text:p>
      <text:h text:style-name="Heading_20_2" text:outline-level="2"><text:span text:style-name="T2">User Interface (UI)</text:span></text:h>
      <text:p text:style-name="P5"><text:span text:style-name="T2">Blabl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T1" style:family="text">
      <style:text-properties style:font-name="Arial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span text:style-name="MT1">Rémi Raffaghello</text:span><text:tab/><text:span text:style-name="MT1">2023-2024</text:span><text:tab/><text:span text:style-name="MT1">Simplon Méta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émi Raffaghello</meta:initial-creator>
    <meta:creation-date>2024-01-04T13:55:57.05</meta:creation-date>
    <dc:date>2024-01-04T15:12:34.06</dc:date>
    <dc:creator>Rémi Raffaghello</dc:creator>
    <meta:editing-duration>PT1H1M23S</meta:editing-duration>
    <meta:editing-cycles>5</meta:editing-cycles>
    <meta:generator>OpenOffice/4.1.15$Win32 OpenOffice.org_project/4115m2$Build-9813</meta:generator>
    <meta:document-statistic meta:table-count="0" meta:image-count="0" meta:object-count="0" meta:page-count="6" meta:paragraph-count="84" meta:word-count="276" meta:character-count="1749"/>
  </office:meta>
</office:document-meta>
</file>